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4pt" officeooo:rsid="000ef47a" officeooo:paragraph-rsid="000ef47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07:13:59.229103164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5.2$Linux_X86_64 LibreOffice_project/54c8cbb85f300ac59db32fe8a675ff7683cd5a16</meta:generator>
  </office:meta>
</office:document-meta>
</file>